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Tabela1" style:family="table">
      <style:table-properties style:width="15cm" table:align="margins" style:writing-mode="lr-tb"/>
    </style:style>
    <style:style style:name="Tabela1.A" style:family="table-column">
      <style:table-column-properties style:column-width="7.5cm" style:rel-column-width="32767*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3" style:family="paragraph" style:parent-style-name="Standard">
      <style:text-properties style:font-name="Arial" style:font-name-complex="Arial1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2"/>
    <style:style style:name="P7" style:family="paragraph" style:parent-style-name="List_20_Paragraph" style:list-style-name="WWNum2">
      <style:text-properties officeooo:rsid="00096b80" officeooo:paragraph-rsid="00096b80"/>
    </style:style>
    <style:style style:name="P8" style:family="paragraph" style:parent-style-name="List_20_Paragraph">
      <style:text-properties officeooo:rsid="00096b80" officeooo:paragraph-rsid="00096b80"/>
    </style:style>
    <style:style style:name="P9" style:family="paragraph" style:parent-style-name="List_20_Paragraph">
      <style:paragraph-properties fo:margin-left="0cm" fo:margin-right="0cm" fo:text-indent="0cm" style:auto-text-indent="false"/>
      <style:text-properties officeooo:rsid="0009f6b2" officeooo:paragraph-rsid="0009f6b2"/>
    </style:style>
    <style:style style:name="P10" style:family="paragraph" style:parent-style-name="List_20_Paragraph" style:list-style-name="L1">
      <style:paragraph-properties fo:margin-left="0cm" fo:margin-right="0cm" fo:text-indent="0cm" style:auto-text-indent="false"/>
      <style:text-properties officeooo:rsid="0009f6b2" officeooo:paragraph-rsid="0009f6b2"/>
    </style:style>
    <style:style style:name="P1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officeooo:rsid="0009f6b2" officeooo:paragraph-rsid="000b9472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 style:list-style-name="L2">
      <style:paragraph-properties fo:text-align="start" style:justify-single-word="false"/>
      <style:text-properties officeooo:paragraph-rsid="00134cdb"/>
    </style:style>
    <style:style style:name="P14" style:family="paragraph" style:parent-style-name="Table_20_Contents" style:list-style-name="L2">
      <style:paragraph-properties fo:text-align="start" style:justify-single-word="false"/>
      <style:text-properties officeooo:rsid="0014ff19" officeooo:paragraph-rsid="0014ff19"/>
    </style:style>
    <style:style style:name="P15" style:family="paragraph" style:parent-style-name="Table_20_Contents" style:list-style-name="L3">
      <style:paragraph-properties fo:text-align="start" style:justify-single-word="false"/>
      <style:text-properties officeooo:rsid="00154bd5" officeooo:paragraph-rsid="00154bd5"/>
    </style:style>
    <style:style style:name="P16" style:family="paragraph" style:parent-style-name="Table_20_Contents" style:list-style-name="L4">
      <style:paragraph-properties fo:text-align="start" style:justify-single-word="false"/>
      <style:text-properties officeooo:rsid="001698bf" officeooo:paragraph-rsid="001698bf"/>
    </style:style>
    <style:style style:name="P17" style:family="paragraph" style:parent-style-name="Table_20_Contents" style:list-style-name="L4">
      <style:paragraph-properties fo:text-align="start" style:justify-single-word="false"/>
      <style:text-properties officeooo:rsid="0016cb40" officeooo:paragraph-rsid="0016cb40"/>
    </style:style>
    <style:style style:name="P18" style:family="paragraph" style:parent-style-name="Table_20_Contents" style:list-style-name="L4">
      <style:paragraph-properties fo:text-align="start" style:justify-single-word="false"/>
      <style:text-properties officeooo:rsid="0018c7bc" officeooo:paragraph-rsid="0018c7bc"/>
    </style:style>
    <style:style style:name="P19" style:family="paragraph" style:parent-style-name="Table_20_Contents" style:list-style-name="L5">
      <style:paragraph-properties fo:text-align="start" style:justify-single-word="false"/>
      <style:text-properties officeooo:rsid="0019a940" officeooo:paragraph-rsid="0019a940"/>
    </style:style>
    <style:style style:name="P20" style:family="paragraph" style:parent-style-name="Table_20_Contents" style:list-style-name="L5">
      <style:paragraph-properties fo:text-align="start" style:justify-single-word="false"/>
      <style:text-properties officeooo:rsid="001b3a53" officeooo:paragraph-rsid="001b3a53"/>
    </style:style>
    <style:style style:name="P21" style:family="paragraph" style:parent-style-name="Table_20_Contents" style:list-style-name="L3">
      <style:paragraph-properties fo:text-align="start" style:justify-single-word="false"/>
      <style:text-properties officeooo:rsid="001da3cd" officeooo:paragraph-rsid="001da3cd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officeooo:rsid="0011d4e8" style:font-name-complex="Arial1"/>
    </style:style>
    <style:style style:name="T4" style:family="text">
      <style:text-properties officeooo:rsid="000d7185"/>
    </style:style>
    <style:style style:name="T5" style:family="text">
      <style:text-properties officeooo:rsid="00134c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Levantamento de Requisitos – Recruta-IF</text:span></text:p>
      <text:p text:style-name="P1"><text:span text:style-name="T1">V1.0</text:span></text:p>
      <text:p text:style-name="P2"/>
      <text:p text:style-name="P3"/>
      <text:p text:style-name="Standard"><text:span text:style-name="T2">Requisitos f</text:span><text:bookmark text:name="_GoBack"/><text:span text:style-name="T2">uncionais:</text:span></text:p>
      <text:list xml:id="list3781852816344574150" text:style-name="WWNum1">
        <text:list-item>
          <text:p text:style-name="P5"><text:span text:style-name="T2">Candidato: Acessar área do candidato;</text:span></text:p>
        </text:list-item>
        <text:list-item>
          <text:p text:style-name="P5"><text:span text:style-name="T2">Candidato: Acessar pagina de Login;</text:span></text:p>
        </text:list-item>
        <text:list-item>
          <text:p text:style-name="P5"><text:span text:style-name="T2">Candidato: Informar o CPF e o E-mail;</text:span></text:p>
        </text:list-item>
        <text:list-item>
          <text:p text:style-name="P5"><text:span text:style-name="T2">DB: Validar se o CPF é legitimo;</text:span></text:p>
        </text:list-item>
        <text:list-item>
          <text:p text:style-name="P5"><text:span text:style-name="T2">Candidato: Acessar área de vagas;</text:span></text:p>
        </text:list-item>
        <text:list-item>
          <text:p text:style-name="P5"><text:span text:style-name="T2">Candidato: Visualizar a situação da vaga (aberta ou fechada);</text:span></text:p>
        </text:list-item>
        <text:list-item>
          <text:p text:style-name="P5"><text:span text:style-name="T2">Candidato: Pesquisar vagas;</text:span></text:p>
        </text:list-item>
        <text:list-item>
          <text:p text:style-name="P5"><text:span text:style-name="T2">Candidato: Candidatar-se a vaga desejada;</text:span></text:p>
        </text:list-item>
        <text:list-item>
          <text:p text:style-name="P5"><text:span text:style-name="T2">Candidato: Possibilidade de alterar dados (e-mail);</text:span></text:p>
        </text:list-item>
        <text:list-item>
          <text:p text:style-name="P5"><text:span text:style-name="T2">Recrutador: Acessar página da empresa;</text:span></text:p>
        </text:list-item>
        <text:list-item>
          <text:p text:style-name="P5"><text:span text:style-name="T2">Recrutador: Acessar pagina de Login;</text:span></text:p>
        </text:list-item>
        <text:list-item>
          <text:p text:style-name="P5"><text:span text:style-name="T2">Recrutador: Informar o usuário e senha;</text:span></text:p>
        </text:list-item>
        <text:list-item>
          <text:p text:style-name="P5"><text:span text:style-name="T2">Recrutador: Acessar página de lançamento de vagas;</text:span></text:p>
        </text:list-item>
        <text:list-item>
          <text:p text:style-name="P5"><text:span text:style-name="T2">Recrutador: Deve inserir o perfil da vaga;</text:span></text:p>
        </text:list-item>
        <text:list-item>
          <text:p text:style-name="P5"><text:span text:style-name="T2">Recrutador: Alterar a vaga;</text:span></text:p>
        </text:list-item>
        <text:list-item>
          <text:p text:style-name="P5"><text:span text:style-name="T2">Recrutador: Salvar vaga;</text:span></text:p>
        </text:list-item>
        <text:list-item>
          <text:p text:style-name="P5"><text:span text:style-name="T2">Recrutador: Deixar vaga visível ao candidato;</text:span></text:p>
        </text:list-item>
        <text:list-item>
          <text:p text:style-name="P5"><text:span text:style-name="T2">Recrutador: Inativar vaga (os dados não podem ser apagados);</text:span></text:p>
        </text:list-item>
        <text:list-item>
          <text:p text:style-name="P5"><text:span text:style-name="T2">Sistema: Envio de informações ao candidato via Workflow.</text:span></text:p>
        </text:list-item>
      </text:list>
      <text:p text:style-name="P3"/>
      <text:p text:style-name="Standard"><text:span text:style-name="T2">Requisitos não funcionais:</text:span></text:p>
      <text:list xml:id="list5424940374761824546" text:style-name="WWNum2">
        <text:list-item>
          <text:p text:style-name="P6"><text:span text:style-name="T2">Servidor de sistema e DB;</text:span></text:p>
        </text:list-item>
        <text:list-item>
          <text:p text:style-name="P6"><text:span text:style-name="T2">Java Web;</text:span></text:p>
        </text:list-item>
        <text:list-item>
          <text:p text:style-name="P6"><text:span text:style-name="T2">Estação de Trabalho;</text:span></text:p>
        </text:list-item>
        <text:list-item>
          <text:p text:style-name="P6"><text:span text:style-name="T2">Navegadores Chrome e Firefox;</text:span></text:p>
        </text:list-item>
        <text:list-item>
          <text:p text:style-name="P6"><text:span text:style-name="T2">DB Postgree SQL;</text:span></text:p>
        </text:list-item>
        <text:list-item>
          <text:p text:style-name="P6"><text:span text:style-name="T2">Internet.</text:span></text:p>
        </text:list-item>
        <text:list-item>
          <text:p text:style-name="P7"><text:span text:style-name="T2">Desempenho</text:span></text:p>
        </text:list-item>
      </text:list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text:soft-page-break/><text:span text:style-name="T2">Aspectos principais<text:tab/><text:tab/><text:tab/><text:tab/><text:tab/><text:tab/></text:span><text:span text:style-name="T3">Descrição</text:span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1"><text:span text:style-name="T2">Acessar o sistema via navegador.</text:span></text:p>
          </table:table-cell>
          <table:table-cell table:style-name="Tabela1.B1" office:value-type="string">
            <text:list xml:id="list6659916287563637962" text:style-name="L2">
              <text:list-item>
                <text:p text:style-name="P13"><text:span text:style-name="T5">Possuir acesso via navegador, em endereço específico</text:span></text:p>
              </text:list-item>
              <text:list-item>
                <text:p text:style-name="P14">Permitir usufruir ….</text:p>
              </text:list-item>
            </text:list>
          </table:table-cell>
        </table:table-row>
        <table:table-row>
          <table:table-cell table:style-name="Tabela1.A2" office:value-type="string">
            <text:p text:style-name="P12">Login e senha</text:p>
          </table:table-cell>
          <table:table-cell table:style-name="Tabela1.B6" office:value-type="string">
            <text:list xml:id="list6585895200177910627" text:style-name="L3">
              <text:list-item>
                <text:p text:style-name="P15">Os usuários devem possuir login e senha previamente cadastrados.</text:p>
              </text:list-item>
              <text:list-item>
                <text:p text:style-name="P15">Os usuários podem alterar a senha quando quiserem.</text:p>
              </text:list-item>
              <text:list-item>
                <text:p text:style-name="P15">Os usuários devem possuir um limite de tempo para ficar logado e ocioso.</text:p>
              </text:list-item>
              <text:list-item>
                <text:p text:style-name="P21">O sistema deve mostrar qual usuário está logado.</text:p>
              </text:list-item>
              <text:list-item>
                <text:p text:style-name="P21">O sistema deve mostrar <text:s/>quando o usuário logou</text:p>
              </text:list-item>
              <text:list-item>
                <text:p text:style-name="P21">O sistema deve mostrar quantas vezes o usuário logou, contador. </text:p>
              </text:list-item>
            </text:list>
          </table:table-cell>
        </table:table-row>
        <table:table-row>
          <table:table-cell table:style-name="Tabela1.A2" office:value-type="string">
            <text:p text:style-name="P12">Menu </text:p>
          </table:table-cell>
          <table:table-cell table:style-name="Tabela1.B6" office:value-type="string">
            <text:list xml:id="list2060969972052341449" text:style-name="L4">
              <text:list-item>
                <text:p text:style-name="P16">O menu deve estar posicionado no canto superior direito.</text:p>
              </text:list-item>
              <text:list-item>
                <text:p text:style-name="P16">O menu deve possuir os seguintes atalhos para o usuário candidato:</text:p>
                <text:list>
                  <text:list-item>
                    <text:p text:style-name="P16">Verificar Vagas</text:p>
                  </text:list-item>
                  <text:list-item>
                    <text:p text:style-name="P16">Verificar processos em andamento</text:p>
                  </text:list-item>
                  <text:list-item>
                    <text:p text:style-name="P16">Histórico</text:p>
                  </text:list-item>
                  <text:list-item>
                    <text:p text:style-name="P16">Alterar dados</text:p>
                  </text:list-item>
                </text:list>
              </text:list-item>
              <text:list-item>
                <text:p text:style-name="P17">O menu deve possuir os seguintes atalhos para o usuário recrutador:</text:p>
                <text:list>
                  <text:list-item>
                    <text:p text:style-name="P18">Cadastrar vagas</text:p>
                  </text:list-item>
                  <text:list-item>
                    <text:p text:style-name="P18">Gerenciar vagas em aberto.</text:p>
                  </text:list-item>
                  <text:list-item>
                    <text:p text:style-name="P18">Histórico de processos seletivos.</text:p>
                  </text:list-item>
                  <text:list-item>
                    <text:p text:style-name="P18">Alterar dados.</text:p>
                  </text:list-item>
                </text:list>
              </text:list-item>
            </text:list>
          </table:table-cell>
        </table:table-row>
        <table:table-row>
          <table:table-cell table:style-name="Tabela1.A2" office:value-type="string">
            <text:p text:style-name="P12">Cabeçalho <text:span text:style-name="T4">Personalizável</text:span></text:p>
          </table:table-cell>
          <table:table-cell table:style-name="Tabela1.B6" office:value-type="string">
            <text:list xml:id="list4719213015587398521" text:style-name="L5">
              <text:list-item>
                <text:p text:style-name="P19">Deve ser permitido a alteração do template do cabeçalho nos seguintes itens:</text:p>
                <text:list>
                  <text:list-item>
                    <text:p text:style-name="P19"><text:soft-page-break/>Alteração do nome da empresa.</text:p>
                  </text:list-item>
                  <text:list-item>
                    <text:p text:style-name="P19">Alteração da logomarca da empresa.</text:p>
                  </text:list-item>
                </text:list>
              </text:list-item>
            </text:list>
          </table:table-cell>
        </table:table-row>
        <table:table-row>
          <table:table-cell table:style-name="Tabela1.A2" office:value-type="string">
            <text:p text:style-name="P12">Rodapé personalizável</text:p>
          </table:table-cell>
          <table:table-cell table:style-name="Tabela1.B6" office:value-type="string">
            <text:list xml:id="list141834176699809" text:continue-numbering="true" text:style-name="L5">
              <text:list-item>
                <text:p text:style-name="P19">Deve ser permitido a alteração do template do rodapé nos seguintes itens:</text:p>
              </text:list-item>
              <text:list-item>
                <text:p text:style-name="P20">Alteração do ano do Copyright automaticamente.</text:p>
              </text:list-item>
              <text:list-item>
                <text:p text:style-name="P20">Alteração do nome da empresa.</text:p>
              </text:list-item>
            </text:list>
          </table:table-cell>
        </table:table-row>
        <table:table-row>
          <table:table-cell table:style-name="Tabela1.A2" office:value-type="string">
            <text:p text:style-name="P12"/>
          </table:table-cell>
          <table:table-cell table:style-name="Tabela1.B6" office:value-type="string">
            <text:list xml:id="list141834578282230" text:continue-numbering="true" text:style-name="L5">
              <text:list-item>
                <text:p text:style-name="P19"/>
              </text:list-item>
            </text:list>
          </table:table-cell>
        </table:table-row>
      </table:table>
      <text:list xml:id="list1104445424289964136" text:style-name="L1">
        <text:list-header>
          <text:p text:style-name="P10"><text:span text:style-name="T2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erton</meta:initial-creator>
    <meta:editing-cycles>34</meta:editing-cycles>
    <meta:creation-date>2018-03-19T23:49:00</meta:creation-date>
    <dc:date>2018-03-21T14:18:33.457541927</dc:date>
    <meta:editing-duration>PT1H4M54S</meta:editing-duration>
    <meta:generator>LibreOffice/5.2.7.2$Linux_X86_64 LibreOffice_project/20m0$Build-2</meta:generator>
    <meta:document-statistic meta:table-count="1" meta:image-count="0" meta:object-count="0" meta:page-count="3" meta:paragraph-count="63" meta:word-count="373" meta:character-count="2211" meta:non-whitespace-character-count="194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